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Detector.isSuspendingFunction( 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otlinDetector.isKotlin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Detector.isKotlinReflec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KotlinDetector.isKotlinType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